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1bc5a" officeooo:paragraph-rsid="0001bc5a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1bc5a" officeooo:paragraph-rsid="0001bc5a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01bc5a" officeooo:paragraph-rsid="0001bc5a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1bc5a" officeooo:paragraph-rsid="0001bc5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0e18c5" officeooo:paragraph-rsid="000e18c5"/>
    </style:style>
    <style:style style:name="P6" style:family="paragraph" style:parent-style-name="Standard" style:list-style-name="L1">
      <style:paragraph-properties fo:text-align="start" style:justify-single-word="false"/>
      <style:text-properties fo:color="#00a65d" style:font-name="Arial" fo:font-size="10pt" officeooo:rsid="0001bc5a" officeooo:paragraph-rsid="0001bc5a" style:font-size-asian="8.75pt" style:font-size-complex="10pt"/>
    </style:style>
    <style:style style:name="P7" style:family="paragraph" style:parent-style-name="Standard" style:list-style-name="L2">
      <style:paragraph-properties fo:text-align="start" style:justify-single-word="false"/>
      <style:text-properties fo:color="#00a65d" style:font-name="Arial" officeooo:rsid="00030667" officeooo:paragraph-rsid="00030667"/>
    </style:style>
    <style:style style:name="P8" style:family="paragraph" style:parent-style-name="Standard" style:list-style-name="L2">
      <style:paragraph-properties fo:text-align="start" style:justify-single-word="false"/>
      <style:text-properties fo:color="#00a65d" style:font-name="Arial" officeooo:rsid="000a4dfd" officeooo:paragraph-rsid="000a4dfd"/>
    </style:style>
    <style:style style:name="P9" style:family="paragraph" style:parent-style-name="Standard" style:list-style-name="L2">
      <style:paragraph-properties fo:text-align="start" style:justify-single-word="false"/>
      <style:text-properties fo:color="#00a65d" style:font-name="Arial" officeooo:rsid="000da5c5" officeooo:paragraph-rsid="000da5c5"/>
    </style:style>
    <style:style style:name="P10" style:family="paragraph" style:parent-style-name="Standard" style:list-style-name="L2">
      <style:paragraph-properties fo:text-align="start" style:justify-single-word="false"/>
      <style:text-properties fo:color="#00a65d" style:font-name="Arial" officeooo:rsid="000be92a" officeooo:paragraph-rsid="000be92a"/>
    </style:style>
    <style:style style:name="P11" style:family="paragraph" style:parent-style-name="Standard" style:list-style-name="L2">
      <style:paragraph-properties fo:text-align="start" style:justify-single-word="false"/>
      <style:text-properties fo:color="#00a65d" style:font-name="Arial" officeooo:rsid="0004987b" officeooo:paragraph-rsid="0004987b"/>
    </style:style>
    <style:style style:name="P12" style:family="paragraph" style:parent-style-name="Standard" style:list-style-name="L2">
      <style:paragraph-properties fo:text-align="start" style:justify-single-word="false"/>
      <style:text-properties fo:color="#00a65d" style:font-name="Arial" officeooo:rsid="00078e22" officeooo:paragraph-rsid="00078e22"/>
    </style:style>
    <style:style style:name="P13" style:family="paragraph" style:parent-style-name="Standard" style:list-style-name="L2">
      <style:paragraph-properties fo:text-align="start" style:justify-single-word="false"/>
      <style:text-properties fo:color="#00a65d" style:font-name="Arial" style:text-underline-style="solid" style:text-underline-width="auto" style:text-underline-color="font-color" officeooo:rsid="00030667" officeooo:paragraph-rsid="00030667"/>
    </style:style>
    <style:style style:name="P14" style:family="paragraph" style:parent-style-name="Standard">
      <style:paragraph-properties fo:text-align="start" style:justify-single-word="false"/>
      <style:text-properties fo:color="#00a65d" style:font-name="Arial" officeooo:rsid="0011e597" officeooo:paragraph-rsid="0011e597"/>
    </style:style>
    <style:style style:name="P15" style:family="paragraph" style:parent-style-name="Standard" style:list-style-name="L2">
      <style:paragraph-properties fo:text-align="start" style:justify-single-word="false"/>
      <style:text-properties fo:color="#00a65d" style:text-line-through-style="solid" style:text-line-through-type="single" style:font-name="Arial" officeooo:rsid="00030667" officeooo:paragraph-rsid="00030667"/>
    </style:style>
    <style:style style:name="P16" style:family="paragraph" style:parent-style-name="Standard" style:list-style-name="L1">
      <style:paragraph-properties fo:text-align="start" style:justify-single-word="false"/>
      <style:text-properties fo:color="#0066b3" style:font-name="Arial" fo:font-size="10pt" officeooo:rsid="0001bc5a" officeooo:paragraph-rsid="0001bc5a" style:font-size-asian="8.75pt" style:font-size-complex="10pt"/>
    </style:style>
    <style:style style:name="P17" style:family="paragraph" style:parent-style-name="Standard" style:list-style-name="L2">
      <style:paragraph-properties fo:text-align="start" style:justify-single-word="false"/>
      <style:text-properties fo:color="#0066b3" style:font-name="Arial" officeooo:rsid="00030667" officeooo:paragraph-rsid="00030667"/>
    </style:style>
    <style:style style:name="P18" style:family="paragraph" style:parent-style-name="Standard" style:list-style-name="L2">
      <style:paragraph-properties fo:text-align="start" style:justify-single-word="false"/>
      <style:text-properties fo:color="#0066b3" style:font-name="Arial" officeooo:rsid="0004987b" officeooo:paragraph-rsid="0004987b"/>
    </style:style>
    <style:style style:name="P19" style:family="paragraph" style:parent-style-name="Standard" style:list-style-name="L2">
      <style:paragraph-properties fo:text-align="start" style:justify-single-word="false"/>
      <style:text-properties fo:color="#0066b3" style:font-name="Arial" officeooo:rsid="00061286" officeooo:paragraph-rsid="00061286"/>
    </style:style>
    <style:style style:name="P20" style:family="paragraph" style:parent-style-name="Standard" style:list-style-name="L2">
      <style:paragraph-properties fo:text-align="start" style:justify-single-word="false"/>
      <style:text-properties fo:color="#0066b3" style:font-name="Arial" officeooo:rsid="00061286" officeooo:paragraph-rsid="00078e22"/>
    </style:style>
    <style:style style:name="P21" style:family="paragraph" style:parent-style-name="Standard" style:list-style-name="L2">
      <style:paragraph-properties fo:text-align="start" style:justify-single-word="false"/>
      <style:text-properties fo:color="#0066b3" style:font-name="Arial" officeooo:rsid="00078e22" officeooo:paragraph-rsid="00078e22"/>
    </style:style>
    <style:style style:name="P22" style:family="paragraph" style:parent-style-name="Standard" style:list-style-name="L2">
      <style:paragraph-properties fo:text-align="start" style:justify-single-word="false"/>
      <style:text-properties fo:color="#0066b3" style:font-name="Arial" style:text-underline-style="solid" style:text-underline-width="auto" style:text-underline-color="font-color" officeooo:rsid="00030667" officeooo:paragraph-rsid="00030667"/>
    </style:style>
    <style:style style:name="P23" style:family="paragraph" style:parent-style-name="Standard" style:list-style-name="L1">
      <style:paragraph-properties fo:text-align="start" style:justify-single-word="false"/>
      <style:text-properties fo:color="#ef413d" style:font-name="Arial" fo:font-size="10pt" officeooo:rsid="0001bc5a" officeooo:paragraph-rsid="0001bc5a" style:font-size-asian="8.75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fo:color="#faa61a" style:font-name="Arial" fo:font-size="10pt" officeooo:rsid="0001bc5a" officeooo:paragraph-rsid="0001bc5a" style:font-size-asian="8.75pt" style:font-size-complex="10pt"/>
    </style:style>
    <style:style style:name="P25" style:family="paragraph" style:parent-style-name="Standard" style:list-style-name="L2">
      <style:paragraph-properties fo:text-align="start" style:justify-single-word="false"/>
      <style:text-properties fo:color="#faa61a" style:font-name="Arial" officeooo:rsid="000c3d9b" officeooo:paragraph-rsid="000c3d9b"/>
    </style:style>
    <style:style style:name="P26" style:family="paragraph" style:parent-style-name="Standard" style:list-style-name="L2">
      <style:paragraph-properties fo:text-align="start" style:justify-single-word="false"/>
      <style:text-properties fo:color="#faa61a" style:font-name="Arial" officeooo:rsid="0004987b" officeooo:paragraph-rsid="0004987b"/>
    </style:style>
    <style:style style:name="P27" style:family="paragraph" style:parent-style-name="Standard" style:list-style-name="L2">
      <style:paragraph-properties fo:text-align="start" style:justify-single-word="false"/>
      <style:text-properties fo:color="#000000" style:font-name="Arial" officeooo:rsid="0001bc5a" officeooo:paragraph-rsid="0001bc5a"/>
    </style:style>
    <style:style style:name="P28" style:family="paragraph" style:parent-style-name="Standard" style:list-style-name="L2">
      <style:paragraph-properties fo:text-align="start" style:justify-single-word="false"/>
      <style:text-properties fo:color="#000000" style:font-name="Arial" officeooo:rsid="00030667" officeooo:paragraph-rsid="00030667"/>
    </style:style>
    <style:style style:name="P29" style:family="paragraph" style:parent-style-name="Standard" style:list-style-name="L2">
      <style:paragraph-properties fo:text-align="start" style:justify-single-word="false"/>
      <style:text-properties fo:color="#000000" style:font-name="Arial" officeooo:rsid="0004987b" officeooo:paragraph-rsid="0004987b"/>
    </style:style>
    <style:style style:name="P30" style:family="paragraph" style:parent-style-name="Standard" style:list-style-name="L2">
      <style:paragraph-properties fo:text-align="start" style:justify-single-word="false"/>
      <style:text-properties fo:color="#000000" style:font-name="Arial" officeooo:rsid="00061286" officeooo:paragraph-rsid="00061286"/>
    </style:style>
    <style:style style:name="P31" style:family="paragraph" style:parent-style-name="Standard" style:list-style-name="L2">
      <style:paragraph-properties fo:text-align="start" style:justify-single-word="false"/>
      <style:text-properties fo:color="#ed1c24" style:font-name="Arial" officeooo:rsid="00030667" officeooo:paragraph-rsid="00030667"/>
    </style:style>
    <style:style style:name="P32" style:family="paragraph" style:parent-style-name="Standard" style:list-style-name="L2">
      <style:paragraph-properties fo:text-align="start" style:justify-single-word="false"/>
      <style:text-properties fo:color="#ed1c24" style:font-name="Arial" officeooo:rsid="0004987b" officeooo:paragraph-rsid="0004987b"/>
    </style:style>
    <style:style style:name="P33" style:family="paragraph" style:parent-style-name="Standard" style:list-style-name="L3">
      <style:paragraph-properties fo:text-align="start" style:justify-single-word="false"/>
      <style:text-properties style:font-name="Arial" officeooo:rsid="0010b804" officeooo:paragraph-rsid="0010b804"/>
    </style:style>
    <style:style style:name="P34" style:family="paragraph" style:parent-style-name="Standard">
      <style:paragraph-properties fo:text-align="start" style:justify-single-word="false"/>
      <style:text-properties style:font-name="Arial" officeooo:rsid="0001bc5a" officeooo:paragraph-rsid="0001bc5a"/>
    </style:style>
    <style:style style:name="T1" style:family="text">
      <style:text-properties officeooo:rsid="00030667"/>
    </style:style>
    <style:style style:name="T2" style:family="text">
      <style:text-properties officeooo:rsid="0004987b"/>
    </style:style>
    <style:style style:name="T3" style:family="text">
      <style:text-properties officeooo:rsid="00078e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<text:span text:style-name="T1">Come Up With A Real Name</text:span></text:p>
      <text:p text:style-name="P4">“Pirate <text:span text:style-name="T1">FPS</text:span> Game”</text:p>
      <text:p text:style-name="P1"/>
      <text:p text:style-name="P3">Key:</text:p>
      <text:list xml:id="list2813476547" text:style-name="L1">
        <text:list-item>
          <text:p text:style-name="P6">Green = Coding Task</text:p>
        </text:list-item>
        <text:list-item>
          <text:p text:style-name="P16">Blue = Art Task</text:p>
        </text:list-item>
        <text:list-item>
          <text:p text:style-name="P23">Red = Sound/Music Task</text:p>
        </text:list-item>
        <text:list-item>
          <text:p text:style-name="P24"><text:span text:style-name="T2">Gold</text:span> = Other</text:p>
        </text:list-item>
      </text:list>
      <text:p text:style-name="P2"/>
      <text:p text:style-name="P2">Player</text:p>
      <text:list xml:id="list3705804558" text:style-name="L2">
        <text:list-item>
          <text:p text:style-name="P27">Movement</text:p>
          <text:list>
            <text:list-item>
              <text:p text:style-name="P15">Accelerate player</text:p>
            </text:list-item>
            <text:list-item>
              <text:p text:style-name="P15">Jump/ground detection</text:p>
              <text:list>
                <text:list-item>
                  <text:p text:style-name="P15">refine gravity implementation, max fall speed</text:p>
                </text:list-item>
              </text:list>
            </text:list-item>
            <text:list-item>
              <text:p text:style-name="P8">Bunny hopping?</text:p>
            </text:list-item>
            <text:list-item>
              <text:p text:style-name="P9">Swimming movement</text:p>
            </text:list-item>
            <text:list-item>
              <text:p text:style-name="P31">Footsteps, jump grunt, hitting the ground</text:p>
            </text:list-item>
          </text:list>
        </text:list-item>
        <text:list-item>
          <text:p text:style-name="P27">Combat</text:p>
          <text:list>
            <text:list-item>
              <text:p text:style-name="P28">Weapons</text:p>
              <text:list>
                <text:list-item>
                  <text:p text:style-name="P13">Weapon Manager</text:p>
                  <text:list>
                    <text:list-item>
                      <text:p text:style-name="P7">switching between weapons, picking up weapons, ammo</text:p>
                    </text:list-item>
                    <text:list-item>
                      <text:p text:style-name="P7">hitscan/projectile/melee logic</text:p>
                    </text:list-item>
                    <text:list-item>
                      <text:p text:style-name="P10">explosion physics (want it to feel like the dynamite in Blood)</text:p>
                    </text:list-item>
                  </text:list>
                </text:list-item>
                <text:list-item>
                  <text:p text:style-name="P22">Weapon sprites/animations</text:p>
                  <text:list>
                    <text:list-item>
                      <text:p text:style-name="P22">spritesheets + keyframes in engine</text:p>
                    </text:list-item>
                    <text:list-item>
                      <text:p text:style-name="P17">muzzle flash, explosions, projectile sprites</text:p>
                    </text:list-item>
                  </text:list>
                </text:list-item>
                <text:list-item>
                  <text:p text:style-name="P31">Gunshot, explosion, loading sounds</text:p>
                </text:list-item>
                <text:list-item>
                  <text:p text:style-name="P25">Camera shake for explosions and getting hurt</text:p>
                </text:list-item>
              </text:list>
            </text:list-item>
            <text:list-item>
              <text:p text:style-name="P29">Health and Damage</text:p>
              <text:list>
                <text:list-item>
                  <text:p text:style-name="P11">Player health connected to HUD</text:p>
                </text:list-item>
                <text:list-item>
                  <text:p text:style-name="P11">Balance of power between different weapons/enemies</text:p>
                </text:list-item>
                <text:list-item>
                  <text:p text:style-name="P18">“Hurt sprites” for enemies/player avatar</text:p>
                </text:list-item>
                <text:list-item>
                  <text:p text:style-name="P18">Blood splatter</text:p>
                  <text:list>
                    <text:list-item>
                      <text:p text:style-name="P18">Big splatter for headshots</text:p>
                    </text:list-item>
                    <text:list-item>
                      <text:p text:style-name="P11">Find a way around Godot’s lack of decals until 4.0</text:p>
                    </text:list-item>
                  </text:list>
                </text:list-item>
                <text:list-item>
                  <text:p text:style-name="P18">Gibs!! </text:p>
                  <text:list>
                    <text:list-item>
                      <text:p text:style-name="P11">Damage threshold to trigger gibbing</text:p>
                    </text:list-item>
                    <text:list-item>
                      <text:p text:style-name="P26">Particle trails of blood flowing from giblets</text:p>
                    </text:list-item>
                  </text:list>
                </text:list-item>
                <text:list-item>
                  <text:p text:style-name="P32">Audio feedback (player/enemy hurt noises, quake-style hit sound, <text:span text:style-name="T3">splatter noises</text:span>)</text:p>
                </text:list-item>
              </text:list>
            </text:list-item>
          </text:list>
        </text:list-item>
        <text:list-item>
          <text:p text:style-name="P27">HUD</text:p>
          <text:list>
            <text:list-item>
              <text:p text:style-name="P30">Player Avatar</text:p>
              <text:list>
                <text:list-item>
                  <text:p text:style-name="P19">Start with sprites for basic states and branch out</text:p>
                  <text:list>
                    <text:list-item>
                      <text:p text:style-name="P19">Idle, combat, hurt, dead</text:p>
                    </text:list-item>
                    <text:list-item>
                      <text:p text:style-name="P20">variants for damage levels (more bloodied and bruised) </text:p>
                    </text:list-item>
                  </text:list>
                </text:list-item>
                <text:list-item>
                  <text:p text:style-name="P19">Add more specialized sprites for other states/events</text:p>
                  <text:list>
                    <text:list-item>
                      <text:p text:style-name="P19">laugh (gibbed enemy or new weapon pickup)</text:p>
                    </text:list-item>
                    <text:list-item>
                      <text:p text:style-name="P19">underwater/holding breath</text:p>
                    </text:list-item>
                    <text:list-item>
                      <text:p text:style-name="P19">on fire</text:p>
                    </text:list-item>
                    <text:list-item>
                      <text:p text:style-name="P19"><text:soft-page-break/>avatar gibs if player gets gibbed?</text:p>
                    </text:list-item>
                  </text:list>
                </text:list-item>
                <text:list-item>
                  <text:p text:style-name="P12">Control animation states/events and damage level based in a script</text:p>
                </text:list-item>
              </text:list>
            </text:list-item>
            <text:list-item>
              <text:p text:style-name="P21">Health Bar – needs to be as readable as possible</text:p>
            </text:list-item>
            <text:list-item>
              <text:p text:style-name="P21">Weapons/ammo counts</text:p>
            </text:list-item>
            <text:list-item>
              <text:p text:style-name="P12">HUD manager that connects to player and weapon manager scripts</text:p>
            </text:list-item>
          </text:list>
        </text:list-item>
      </text:list>
      <text:p text:style-name="P2"/>
      <text:p text:style-name="P2">Level/Environment</text:p>
      <text:p text:style-name="P2"/>
      <text:p text:style-name="P2">Enemies</text:p>
      <text:p text:style-name="P2"/>
      <text:p text:style-name="P14">GameManager</text:p>
      <text:p text:style-name="P2"/>
      <text:p text:style-name="P5">Menu</text:p>
      <text:list xml:id="list1151125146" text:style-name="L3">
        <text:list-item>
          <text:p text:style-name="P33">Main Menu</text:p>
        </text:list-item>
        <text:list-item>
          <text:p text:style-name="P33">Pause Menu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21-08-26T23:31:46.789000000</dc:date>
    <meta:editing-duration>PT43M23S</meta:editing-duration>
    <meta:editing-cycles>11</meta:editing-cycles>
    <meta:document-statistic meta:table-count="0" meta:image-count="0" meta:object-count="0" meta:page-count="2" meta:paragraph-count="57" meta:word-count="289" meta:character-count="1637" meta:non-whitespace-character-count="1451"/>
  </office:meta>
</office:document-meta>
</file>